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officeooo:paragraph-rsid="000fffac" style:font-size-asian="12pt" style:font-size-complex="12pt"/>
    </style:style>
    <style:style style:name="P2" style:family="paragraph" style:parent-style-name="Standard">
      <style:paragraph-properties fo:text-align="justify" style:justify-single-word="false"/>
      <style:text-properties style:font-name="Arial" fo:font-size="12pt" officeooo:paragraph-rsid="0013a65e" style:font-size-asian="12pt" style:font-size-complex="12pt"/>
    </style:style>
    <style:style style:name="P3" style:family="paragraph" style:parent-style-name="Standard">
      <style:paragraph-properties fo:text-align="justify" style:justify-single-word="false"/>
      <style:text-properties style:font-name="Arial" fo:font-size="12pt" officeooo:rsid="0011bb91" officeooo:paragraph-rsid="0011bb91" style:font-size-asian="12pt" style:font-size-complex="12pt"/>
    </style:style>
    <style:style style:name="P4" style:family="paragraph" style:parent-style-name="Standard">
      <style:paragraph-properties fo:text-align="justify" style:justify-single-word="false"/>
      <style:text-properties style:font-name="Arial" fo:font-size="12pt" officeooo:rsid="0016a5a8" officeooo:paragraph-rsid="0016a5a8" style:font-size-asian="12pt" style:font-size-complex="12pt"/>
    </style:style>
    <style:style style:name="T1" style:family="text">
      <style:text-properties officeooo:rsid="000fffac"/>
    </style:style>
    <style:style style:name="T2" style:family="text">
      <style:text-properties officeooo:rsid="0011ca87"/>
    </style:style>
    <style:style style:name="T3" style:family="text">
      <style:text-properties officeooo:rsid="0013a65e"/>
    </style:style>
    <style:style style:name="T4" style:family="text">
      <style:text-properties officeooo:rsid="0016a5a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ear Editor,</text:p>
      <text:p text:style-name="P1"/>
      <text:p text:style-name="P1"/>
      <text:p text:style-name="P1"/>
      <text:p text:style-name="P1">Please find enclosed the manuscript “Price response functions and spread impact in <text:span text:style-name="T4">foreign exchange markets</text:span>” by <text:span text:style-name="T1">J.C. Henao-Londono</text:span> et al., which we ask you to consider for publication in EPJB. The manuscript discusses the <text:span text:style-name="T1">analysis of price response functions in foreign exchange markets, focusing in the differences of the responses across several years. We analyzed price response functions in trade and physical time scale and the impact of the spread in the strength of the response signal.</text:span></text:p>
      <text:p text:style-name="P1"/>
      <text:p text:style-name="P1"/>
      <text:p text:style-name="P1">Our manuscript starts with an introduction that concisely and clearly explains the motivations for our work, the background and our expertise on similar work<text:span text:style-name="T1">s</text:span> on <text:span text:style-name="T1">price response functions</text:span>. We then present the <text:span text:style-name="T1">data set used along the manuscript with their corresponding characteristics. Follow a clarification of the key concepts used in the price response functions and the time scale used. We define the different price response functions and illustrate the different results obtained. Finally we group exchange pairs according to their pip spread values and check their responses functions and the similarities in each group.</text:span></text:p>
      <text:p text:style-name="P3"/>
      <text:p text:style-name="P3"/>
      <text:p text:style-name="P4">To the best of our knowledge, no large-scale data analysis of response functions for foreign exchange market has been carried out. Response functions are important observables as they give information on non-Markovian behavior. It is the purpose of the present study to close this gap. Based on a series of detailed empirical results obtained on trade by trade data, we show that the price response functions in the foreign exchange markets behave qualitatively similar as the ones in correlated stocks markets. We consider different time scales, years and currency pairs to compute the price response functions. Finally, we shed light on the spread impact in the response functions for foreign exchange pairs. We use a pip spread definition to group different foreign exchange pairs and show that large pip spreads have stronger impact on the response. <text:span text:style-name="T2">We also spot that even for different groups of exchange pairs, the market has a general influence that can be seen in the shape of the average response functions.</text:span></text:p>
      <text:p text:style-name="P1"/>
      <text:p text:style-name="P1"/>
      <text:p text:style-name="P2">For its relevance in <text:span text:style-name="T3">the analysis of the market micro-structure and the study of foreign exchange markets, </text:span>and for its neat presentation, we hope that you will like our manuscript and find it suitable for publication in EPJB.</text:p>
      <text:p text:style-name="P2"/>
      <text:p text:style-name="P2"/>
      <text:p text:style-name="P4">Yours Sincerely,</text:p>
      <text:p text:style-name="P4"/>
      <text:p text:style-name="P4"/>
      <text:p text:style-name="P4">Juan Camilo Henao Londono, on behalf of all auth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2T21:15:22.233149094</meta:creation-date>
    <dc:date>2021-03-08T08:56:51.100099808</dc:date>
    <meta:editing-duration>PT12M13S</meta:editing-duration>
    <meta:editing-cycles>4</meta:editing-cycles>
    <meta:generator>LibreOffice/5.2.7.2$Linux_X86_64 LibreOffice_project/20m0$Build-2</meta:generator>
    <meta:document-statistic meta:table-count="0" meta:image-count="0" meta:object-count="0" meta:page-count="1" meta:paragraph-count="7" meta:word-count="388" meta:character-count="2439" meta:non-whitespace-character-count="2058"/>
  </office:meta>
</office:document-meta>
</file>